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family="paragraph">
      <style:paragraph-properties fo:margin-left="2.95in" fo:text-indent="0.4916in">
        <style:tab-stops/>
      </style:paragraph-properties>
    </style:style>
  </office:automatic-styles>
  <office:body>
    <office:text text:use-soft-page-breaks="true">
      <text:p text:style-name="P1">Máscara creada por Copper3D</text:p>
      <text:p text:style-name="Normal">Aquí está el enlace original para el proyecto:</text:p>
      <text:p text:style-name="Normal">[23:04, 11/4/2020] +54 9 261 590-1167: https://3dprint.nih.gov/sites/default/files/models/3d_model_files/V6Strapajustmentstrapclip_0.stl</text:p>
      <text:p text:style-name="Normal">[23:04, 11/4/2020] +54 9 261 590-1167: https://3dprint.nih.gov/sites/default/files/models/3d_model_files/Version6hardcomplet_0.stl</text:p>
      <text:p text:style-name="Normal">[23:04, 11/4/2020] +54 9 261 590-1167: https://3dprint.nih.gov/sites/default/files/models/3d_model_files/Version6softcomplet_0.stl</text:p>
      <text:p text:style-name="Normal">[23:05, 11/4/2020] +54 9 261 590-1167: https://3dprint.nih.gov/sites/default/files/models/3d_model_files/Version6strapclip_0.stl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le Roman</meta:initial-creator>
    <dc:creator>54261</dc:creator>
    <meta:creation-date>2020-04-12T19:43:00Z</meta:creation-date>
    <dc:date>2020-04-12T19:43:00Z</dc:date>
    <meta:template xlink:href="Normal" xlink:type="simple"/>
    <meta:editing-cycles>2</meta:editing-cycles>
    <meta:editing-duration>PT60S</meta:editing-duration>
    <meta:document-statistic meta:page-count="1" meta:paragraph-count="1" meta:word-count="94" meta:character-count="610" meta:row-count="4" meta:non-whitespace-character-count="517"/>
  </office:meta>
</office:document-meta>
</file>